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1c97cd"/>
    </style:style>
    <style:style style:name="gr2" style:family="graphic" style:parent-style-name="standard">
      <style:graphic-properties draw:stroke="none" svg:stroke-width="0cm" draw:fill-color="#8dcaef"/>
    </style:style>
    <style:style style:name="gr3" style:family="graphic" style:parent-style-name="standard">
      <style:graphic-properties draw:stroke="none" svg:stroke-width="0cm" draw:fill-color="#076086"/>
    </style:style>
    <style:style style:name="gr4" style:family="graphic" style:parent-style-name="standard">
      <style:graphic-properties draw:stroke="none" svg:stroke-width="0cm" draw:fill-color="#3cafe4"/>
    </style:style>
    <style:style style:name="gr5" style:family="graphic" style:parent-style-name="standard">
      <style:graphic-properties draw:stroke="none" svg:stroke-width="0cm" draw:fill-color="#000000"/>
    </style:style>
    <style:style style:name="gr6" style:family="graphic" style:parent-style-name="standard">
      <style:graphic-properties draw:stroke="none" svg:stroke-width="0cm" draw:fill-color="#ffffff"/>
    </style:style>
    <style:style style:name="gr7" style:family="graphic" style:parent-style-name="standard">
      <style:graphic-properties draw:stroke="none" svg:stroke-width="0cm" draw:fill-color="#1f1a17"/>
    </style:style>
  </office:automatic-styles>
  <office:body>
    <office:drawing>
      <draw:page draw:name="page1" draw:style-name="dp1" draw:master-page-name="Default">
        <draw:g>
          <draw:glue-point draw:id="4" svg:x="-2.673cm" svg:y="-5cm"/>
          <draw:glue-point draw:id="5" svg:x="5cm" svg:y="-5cm"/>
          <draw:glue-point draw:id="6" svg:x="1.164cm" svg:y="-5cm"/>
          <draw:glue-point draw:id="7" svg:x="-5cm" svg:y="5cm"/>
          <draw:glue-point draw:id="8" svg:x="2.681cm" svg:y="5cm"/>
          <draw:glue-point draw:id="9" svg:x="-1.16cm" svg:y="5cm"/>
          <draw:glue-point draw:id="10" svg:x="-5cm" svg:y="-0.347cm"/>
          <draw:glue-point draw:id="11" svg:x="-5cm" svg:y="2.326cm"/>
          <draw:glue-point draw:id="12" svg:x="5cm" svg:y="0.331cm"/>
          <draw:glue-point draw:id="13" svg:x="5cm" svg:y="-2.335cm"/>
          <draw:glue-point draw:id="14" svg:x="0.001cm" svg:y="-0.002cm"/>
          <draw:polygon draw:style-name="gr1" draw:layer="layout" svg:width="3.06cm" svg:height="1.042cm" svg:x="0.014cm" svg:y="0.944cm" svg:viewBox="0 0 3061 1043" draw:points="0,0 0,1043 3061,1043 3061,0">
            <text:p/>
          </draw:polygon>
          <draw:polygon draw:style-name="gr2" draw:layer="layout" svg:width="0.028cm" svg:height="1.056cm" svg:x="0cm" svg:y="0.944cm" svg:viewBox="0 0 29 1057" draw:points="14,1057 29,1042 29,0 0,0 0,1042">
            <text:p/>
          </draw:polygon>
          <draw:polygon draw:style-name="gr2" draw:layer="layout" svg:width="3.074cm" svg:height="0.028cm" svg:x="0.014cm" svg:y="1.972cm" svg:viewBox="0 0 3075 29" draw:points="3075,14 3060,0 0,0 0,29 3060,29">
            <text:p/>
          </draw:polygon>
          <draw:polygon draw:style-name="gr2" draw:layer="layout" svg:width="0.027cm" svg:height="1.055cm" svg:x="3.061cm" svg:y="0.931cm" svg:viewBox="0 0 28 1056" draw:points="13,0 0,13 0,1056 28,1056 28,13">
            <text:p/>
          </draw:polygon>
          <draw:polygon draw:style-name="gr2" draw:layer="layout" svg:width="3.074cm" svg:height="0.028cm" svg:x="0cm" svg:y="0.931cm" svg:viewBox="0 0 3075 29" draw:points="0,14 14,29 3075,29 3075,0 14,0">
            <text:p/>
          </draw:polygon>
          <draw:polygon draw:style-name="gr3" draw:layer="layout" svg:width="0.933cm" svg:height="1.972cm" svg:x="3.074cm" svg:y="0.014cm" svg:viewBox="0 0 934 1973" draw:points="0,930 934,0 934,1043 0,1973">
            <text:p/>
          </draw:polygon>
          <draw:polygon draw:style-name="gr2" draw:layer="layout" svg:width="0.956cm" svg:height="0.95cm" svg:x="3.065cm" svg:y="0.004cm" svg:viewBox="0 0 957 951" draw:points="957,9 933,0 0,931 19,951 953,19">
            <text:p/>
          </draw:polygon>
          <draw:polygon draw:style-name="gr2" draw:layer="layout" svg:width="0.028cm" svg:height="1.052cm" svg:x="3.993cm" svg:y="0.014cm" svg:viewBox="0 0 29 1053" draw:points="25,1053 29,1043 29,0 0,0 0,1043">
            <text:p/>
          </draw:polygon>
          <draw:polygon draw:style-name="gr2" draw:layer="layout" svg:width="0.956cm" svg:height="0.949cm" svg:x="3.061cm" svg:y="1.047cm" svg:viewBox="0 0 957 950" draw:points="0,940 23,950 957,19 936,0 4,930">
            <text:p/>
          </draw:polygon>
          <draw:polygon draw:style-name="gr2" draw:layer="layout" svg:width="0.027cm" svg:height="1.051cm" svg:x="3.061cm" svg:y="0.935cm" svg:viewBox="0 0 28 1052" draw:points="4,0 0,9 0,1052 28,1052 28,9">
            <text:p/>
          </draw:polygon>
          <draw:polygon draw:style-name="gr4" draw:layer="layout" svg:width="3.993cm" svg:height="0.93cm" svg:x="0.014cm" svg:y="0.014cm" svg:viewBox="0 0 3994 931" draw:points="3060,931 3994,0 931,0 0,931">
            <text:p/>
          </draw:polygon>
          <draw:polygon draw:style-name="gr2" draw:layer="layout" svg:width="0.952cm" svg:height="0.954cm" svg:x="3.065cm" svg:y="0cm" svg:viewBox="0 0 953 955" draw:points="942,0 932,4 0,935 19,955 953,23">
            <text:p/>
          </draw:polygon>
          <draw:polygon draw:style-name="gr2" draw:layer="layout" svg:width="3.072cm" svg:height="0.028cm" svg:x="0.936cm" svg:y="0cm" svg:viewBox="0 0 3073 29" draw:points="0,4 10,29 3073,29 3073,0 10,0">
            <text:p/>
          </draw:polygon>
          <draw:polygon draw:style-name="gr2" draw:layer="layout" svg:width="0.952cm" svg:height="0.954cm" svg:x="0.004cm" svg:y="0.004cm" svg:viewBox="0 0 953 955" draw:points="10,955 19,950 953,19 932,0 0,931">
            <text:p/>
          </draw:polygon>
          <draw:polygon draw:style-name="gr2" draw:layer="layout" svg:width="3.07cm" svg:height="0.028cm" svg:x="0.014cm" svg:y="0.931cm" svg:viewBox="0 0 3071 29" draw:points="3071,24 3060,0 0,0 0,29 3060,29">
            <text:p/>
          </draw:polygon>
          <draw:polygon draw:style-name="gr5" draw:layer="layout" svg:width="0.61cm" svg:height="0.235cm" svg:x="0.549cm" svg:y="0.601cm" svg:viewBox="0 0 611 236" draw:points="611,118 610,124 609,130 606,136 604,141 601,147 597,153 592,158 586,164 581,168 573,174 566,178 558,184 549,188 541,193 531,196 521,200 510,205 499,209 488,212 475,215 464,218 450,222 437,224 424,226 410,229 396,230 381,231 367,233 352,234 337,235 321,235 305,236 291,235 274,235 258,234 244,233 229,231 214,230 201,229 187,226 173,224 160,222 147,218 134,215 122,212 111,209 100,205 89,200 79,196 70,193 61,188 52,184 44,178 37,174 30,168 23,164 18,158 13,153 10,147 6,141 4,136 1,130 0,124 0,118 0,112 1,106 4,99 6,94 10,88 13,82 18,77 23,72 30,67 37,61 44,57 52,52 61,47 70,43 79,39 89,34 100,30 111,26 122,23 134,20 147,17 160,13 173,12 187,9 201,6 214,5 229,4 244,2 258,1 274,0 291,0 305,0 321,0 337,0 352,1 367,2 381,4 396,5 410,6 424,9 437,12 450,13 464,17 475,20 488,23 499,26 510,30 521,34 531,39 541,43 549,47 558,52 566,57 573,61 581,67 586,72 592,77 597,82 601,88 604,94 606,99 609,106 610,112">
            <text:p/>
          </draw:polygon>
          <draw:polygon draw:style-name="gr6" draw:layer="layout" svg:width="0.61cm" svg:height="0.234cm" svg:x="0.549cm" svg:y="0.544cm" svg:viewBox="0 0 611 235" draw:points="611,117 610,122 609,129 606,135 604,140 601,146 597,152 592,157 586,162 581,168 573,173 566,177 558,183 549,187 541,191 531,195 521,199 510,203 499,207 488,211 475,215 464,217 450,221 437,222 424,225 410,227 396,229 381,230 367,232 352,233 337,233 321,235 305,235 291,235 274,233 258,233 244,232 229,230 214,229 201,227 187,225 173,222 160,221 147,217 134,215 122,211 111,207 100,203 89,199 79,195 70,191 61,187 52,183 44,177 37,173 30,168 23,162 18,157 13,152 10,146 6,140 4,135 1,129 0,122 0,117 0,111 1,105 4,99 6,93 10,87 13,81 18,76 23,70 30,66 37,60 44,56 52,50 61,46 70,42 79,37 89,33 100,29 111,27 122,22 134,19 147,16 160,13 173,11 187,8 201,5 214,4 229,3 244,1 258,0 274,0 291,0 305,0 321,0 337,0 352,0 367,1 381,3 396,4 410,5 424,8 437,11 450,13 464,16 475,19 488,22 499,27 510,29 521,33 531,37 541,42 549,46 558,50 566,56 573,60 581,66 586,70 592,76 597,81 601,87 604,93 606,99 609,105 610,111">
            <text:p/>
          </draw:polygon>
          <draw:polygon draw:style-name="gr7" draw:layer="layout" svg:width="1.362cm" svg:height="0.34cm" svg:x="0.945cm" svg:y="1.025cm" svg:viewBox="0 0 1363 341" draw:points="968,79 970,79 975,79 979,79 983,79 987,81 992,82 993,82 996,84 998,84 1001,87 1003,88 1006,90 1008,91 1009,93 1012,96 1014,98 1016,101 1017,105 1019,107 1020,111 1021,115 1023,119 1032,291 1333,341 1363,276 1288,69 1252,61 1217,52 1182,45 1149,39 1117,32 1086,27 1054,22 1025,18 996,15 969,11 941,8 915,6 891,4 867,2 845,2 823,1 802,0 783,0 764,0 748,0 733,0 717,0 705,0 693,0 672,2 658,2 650,4 646,4 661,4 659,4 651,2 640,2 623,0 614,0 603,0 590,0 577,0 562,0 547,0 530,0 512,1 493,2 472,2 451,4 429,6 405,8 381,11 354,15 327,18 300,22 271,27 241,32 209,39 177,45 144,52 110,61 74,69 0,276 29,341 329,291 339,119 340,115 341,111 343,107 344,105 346,101 347,98 350,96 352,93 353,91 357,90 358,88 361,87 363,84 366,84 367,82 370,82 375,81 379,79 383,79 387,79 392,79 394,79">
            <text:p/>
          </draw:polygon>
          <draw:polygon draw:style-name="gr7" draw:layer="layout" svg:width="0.038cm" svg:height="0.66cm" svg:x="1.922cm" svg:y="1.258cm" svg:viewBox="0 0 39 661" draw:points="19,0 0,18 0,661 39,661 39,18 19,0 39,18 39,0">
            <text:p/>
          </draw:polygon>
          <draw:polygon draw:style-name="gr7" draw:layer="layout" svg:width="0.648cm" svg:height="0.038cm" svg:x="1.293cm" svg:y="1.258cm" svg:viewBox="0 0 649 39" draw:points="0,19 19,39 649,39 649,0 19,0 0,19 19,0 0,0">
            <text:p/>
          </draw:polygon>
          <draw:polygon draw:style-name="gr7" draw:layer="layout" svg:width="0.038cm" svg:height="0.66cm" svg:x="1.293cm" svg:y="1.276cm" svg:viewBox="0 0 39 661" draw:points="19,661 39,642 39,0 0,0 0,642 19,661 0,642 0,661">
            <text:p/>
          </draw:polygon>
          <draw:polygon draw:style-name="gr7" draw:layer="layout" svg:width="0.647cm" svg:height="0.038cm" svg:x="1.312cm" svg:y="1.898cm" svg:viewBox="0 0 648 39" draw:points="648,19 629,0 0,0 0,39 629,39 648,19 629,39 648,39">
            <text:p/>
          </draw:polygon>
          <draw:polygon draw:style-name="gr5" draw:layer="layout" svg:width="0.508cm" svg:height="0.546cm" svg:x="1.357cm" svg:y="1.324cm" svg:viewBox="0 0 509 547" draw:points="193,547 0,0 119,0 258,402 390,0 509,0 313,547">
            <text:p/>
          </draw:polygon>
          <draw:polygon draw:style-name="gr6" draw:layer="layout" svg:width="1.363cm" svg:height="0.341cm" svg:x="0.926cm" svg:y="1.01cm" svg:viewBox="0 0 1364 342" draw:points="968,79 970,79 975,79 978,79 983,79 987,81 991,82 994,83 996,84 999,86 1001,86 1004,88 1006,89 1008,92 1010,93 1012,96 1013,98 1017,102 1017,105 1019,108 1021,111 1022,115 1023,118 1033,291 1333,342 1364,275 1288,69 1253,60 1217,52 1183,45 1150,39 1117,33 1086,28 1055,23 1025,18 996,15 969,12 942,8 916,7 890,4 867,4 844,2 822,1 802,0 783,0 765,0 748,0 731,0 717,0 704,0 692,1 672,2 658,2 649,4 647,4 661,4 659,4 652,2 640,2 624,1 614,0 602,0 590,0 576,0 563,0 546,0 530,0 512,1 493,2 473,4 451,4 429,7 406,8 381,12 355,15 328,18 300,23 271,28 241,33 210,39 177,45 143,52 109,60 73,69 0,275 30,342 329,291 339,118 340,115 341,111 342,108 344,105 346,102 347,98 350,96 351,93 354,92 356,89 358,88 360,86 363,86 365,84 367,83 370,82 374,81 379,79 384,79 386,79 392,79 394,79">
            <text:p/>
          </draw:polygon>
          <draw:polygon draw:style-name="gr6" draw:layer="layout" svg:width="0.036cm" svg:height="0.659cm" svg:x="1.902cm" svg:y="1.243cm" svg:viewBox="0 0 37 660" draw:points="18,0 0,18 0,660 37,660 37,18 18,0 37,18 37,0">
            <text:p/>
          </draw:polygon>
          <draw:polygon draw:style-name="gr6" draw:layer="layout" svg:width="0.647cm" svg:height="0.037cm" svg:x="1.273cm" svg:y="1.243cm" svg:viewBox="0 0 648 38" draw:points="0,18 18,38 648,38 648,0 18,0 0,18 18,0 0,0">
            <text:p/>
          </draw:polygon>
          <draw:polygon draw:style-name="gr6" draw:layer="layout" svg:width="0.037cm" svg:height="0.66cm" svg:x="1.273cm" svg:y="1.262cm" svg:viewBox="0 0 38 661" draw:points="19,661 38,642 38,0 0,0 0,642 19,661 0,642 0,661">
            <text:p/>
          </draw:polygon>
          <draw:polygon draw:style-name="gr6" draw:layer="layout" svg:width="0.647cm" svg:height="0.038cm" svg:x="1.292cm" svg:y="1.884cm" svg:viewBox="0 0 648 39" draw:points="648,19 629,0 0,0 0,39 629,39 648,19 629,39 648,39">
            <text:p/>
          </draw:polygon>
          <draw:polygon draw:style-name="gr6" draw:layer="layout" svg:width="0.507cm" svg:height="0.545cm" svg:x="1.337cm" svg:y="1.31cm" svg:viewBox="0 0 508 546" draw:points="193,546 0,0 118,0 257,402 390,0 508,0 312,546">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ATA</dc:title>
    <meta:creation-date>2011-02-07T16:47:53</meta:creation-date>
    <meta:editing-duration>P0D</meta:editing-duration>
    <meta:editing-cycles>1</meta:editing-cycles>
    <meta:document-statistic meta:object-count="30"/>
    <meta:generator>OpenOffice.org/3.3$Linux OpenOffice.org_project/330m20$Build-9567</meta:generator>
  </office:meta>
</office:document-meta>
</file>